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de_20_Explanation">
      <style:text-properties officeooo:rsid="0009d595" officeooo:paragraph-rsid="0009d595"/>
    </style:style>
    <style:style style:name="P2" style:family="paragraph" style:parent-style-name="Code_20_Explanation" style:list-style-name="L2">
      <style:text-properties officeooo:rsid="0009d595" officeooo:paragraph-rsid="0009d595"/>
    </style:style>
    <style:style style:name="P3" style:family="paragraph" style:parent-style-name="Code_20_Explanation" style:list-style-name="L3">
      <style:paragraph-properties fo:text-align="start" style:justify-single-word="false">
        <style:tab-stops/>
      </style:paragraph-properties>
      <style:text-properties officeooo:rsid="0009d595" officeooo:paragraph-rsid="0009d595"/>
    </style:style>
    <style:style style:name="P4" style:family="paragraph" style:parent-style-name="Code_20_Explanation" style:list-style-name="L3">
      <style:paragraph-properties fo:text-align="start" style:justify-single-word="false">
        <style:tab-stops/>
      </style:paragraph-properties>
      <style:text-properties officeooo:rsid="000a1397" officeooo:paragraph-rsid="000a1397"/>
    </style:style>
    <style:style style:name="P5" style:family="paragraph" style:parent-style-name="Code_20_Explanation" style:list-style-name="L3">
      <style:paragraph-properties fo:text-align="start" style:justify-single-word="false">
        <style:tab-stops/>
      </style:paragraph-properties>
      <style:text-properties officeooo:rsid="000c2a04" officeooo:paragraph-rsid="000c2a04"/>
    </style:style>
    <style:style style:name="P6" style:family="paragraph" style:parent-style-name="Code_20_Explanation" style:list-style-name="L3">
      <style:paragraph-properties fo:text-align="start" style:justify-single-word="false">
        <style:tab-stops/>
      </style:paragraph-properties>
      <style:text-properties officeooo:rsid="000c7bd3" officeooo:paragraph-rsid="000c7bd3"/>
    </style:style>
    <style:style style:name="P7" style:family="paragraph" style:parent-style-name="Code_20_Explanation" style:list-style-name="L3">
      <style:paragraph-properties fo:text-align="start" style:justify-single-word="false">
        <style:tab-stops/>
      </style:paragraph-properties>
      <style:text-properties officeooo:rsid="000e4501" officeooo:paragraph-rsid="000e4501"/>
    </style:style>
    <style:style style:name="P8" style:family="paragraph" style:parent-style-name="Code_20_Explanation" style:list-style-name="L2" style:master-page-name="">
      <style:paragraph-properties fo:margin-left="0.4in" fo:margin-right="0in" fo:text-align="start" style:justify-single-word="false" fo:text-indent="-0.25in" style:auto-text-indent="false" style:page-number="auto">
        <style:tab-stops/>
      </style:paragraph-properties>
      <style:text-properties officeooo:rsid="0009d595" officeooo:paragraph-rsid="0009d595"/>
    </style:style>
    <style:style style:name="P9" style:family="paragraph" style:parent-style-name="Code_20_Explanation">
      <style:paragraph-properties fo:margin-left="0.15in" fo:margin-right="0in" fo:text-align="start" style:justify-single-word="false" fo:text-indent="0in" style:auto-text-indent="false">
        <style:tab-stops/>
      </style:paragraph-properties>
      <style:text-properties officeooo:rsid="0009d595" officeooo:paragraph-rsid="0009d595"/>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4501" style:font-style-asian="normal" style:font-style-complex="normal"/>
    </style:style>
    <style:style style:name="T4" style:family="text">
      <style:text-properties fo:font-style="normal" fo:font-weight="bold" officeooo:rsid="000e4501"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e4501"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in" fo:text-indent="-0.25in" fo:margin-left="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4in" fo:text-indent="-0.25in" fo:margin-left="1.4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65in" fo:text-indent="-0.25in" fo:margin-left="1.6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in" fo:text-indent="-0.25in" fo:margin-left="1.9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15in" fo:text-indent="-0.25in" fo:margin-left="2.15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in" fo:text-indent="-0.25in" fo:margin-left="2.4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65in" fo:text-indent="-0.25in" fo:margin-left="2.6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9in" fo:text-indent="-0.25in" fo:margin-left="2.9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ode_20_Explanation">Explaining VisionProcessing.py</text:p>
      <text:p text:style-name="Code_20_Explanation"/>
      <text:p text:style-name="Code_20_Example">import numpy as np</text:p>
      <text:p text:style-name="Code_20_Example">import cv2 </text:p>
      <text:p text:style-name="Code_20_Example">from networktables import NetworkTables as nettab</text:p>
      <text:p text:style-name="Code_20_Example">import math</text:p>
      <text:p text:style-name="Code_20_Example">import threading</text:p>
      <text:p text:style-name="Code_20_Example">import FilterTests as ft</text:p>
      <text:p text:style-name="Code_20_Example">import Utils as utils</text:p>
      <text:p text:style-name="Code_20_Example">import os</text:p>
      <text:p text:style-name="Code_20_Example">import copy</text:p>
      <text:p text:style-name="Code_20_Example">import time</text:p>
      <text:p text:style-name="Code_20_Explanation"/>
      <text:p text:style-name="P1">Uses</text:p>
      <text:list xml:id="list4043232373" text:style-name="L2">
        <text:list-item>
          <text:p text:style-name="P2">numpy – General math, but more importantly, arrays. Most of the objects that OpenCV uses are actually just numpy arrays.</text:p>
        </text:list-item>
        <text:list-item>
          <text:p text:style-name="P2">cv2 – OpenCV</text:p>
        </text:list-item>
        <text:list-item>
          <text:p text:style-name="P2">networktables – Sending data to the roboRIO</text:p>
        </text:list-item>
        <text:list-item>
          <text:p text:style-name="P2">math – general math functions</text:p>
        </text:list-item>
        <text:list-item>
          <text:p text:style-name="P2">threading – setup networktables connection on a separate thread</text:p>
        </text:list-item>
        <text:list-item>
          <text:p text:style-name="P2">FilterTests – a script I wrote that contains filter testing functions.</text:p>
        </text:list-item>
        <text:list-item>
          <text:p text:style-name="P2">Utils – script I wrote containing several utility methods (getConfig, getAngle)</text:p>
        </text:list-item>
        <text:list-item>
          <text:p text:style-name="P2">os – execute shell scripts (cameraconfig.sh)</text:p>
        </text:list-item>
        <text:list-item>
          <text:p text:style-name="P2">copy – used to make a copy of the raw camera frame before it is edited</text:p>
        </text:list-item>
        <text:list-item>
          <text:p text:style-name="P8">time – used to get current time for recording frame rate (one divided by time it takes to do one frame</text:p>
        </text:list-item>
      </text:list>
      <text:p text:style-name="P9"/>
      <text:p text:style-name="P9">The general loop goes like this:</text:p>
      <text:list xml:id="list3395548909" text:style-name="L3">
        <text:list-item>
          <text:p text:style-name="P3">Save current frame and a copy of itself</text:p>
        </text:list-item>
        <text:list-item>
          <text:p text:style-name="P4">Processing</text:p>
          <text:list>
            <text:list-item>
              <text:p text:style-name="P4">General Processing</text:p>
              <text:list>
                <text:list-item>
                  <text:p text:style-name="P4">Thresholding</text:p>
                  <text:list>
                    <text:list-item>
                      <text:p text:style-name="P4">Define a lower and upper threshold (you can easily find these values using my script Thresholder.py, which takes one argument, the camera source [e.g. python3 Thresholder.py 0 uses camera #0]).</text:p>
                    </text:list-item>
                    <text:list-item>
                      <text:p text:style-name="P4">Use cv2.inRange() to make a mask of only the pixels falling within that range</text:p>
                    </text:list-item>
                  </text:list>
                </text:list-item>
                <text:list-item>
                  <text:p text:style-name="P4">Dilate</text:p>
                  <text:list>
                    <text:list-item>
                      <text:p text:style-name="P4">Create a kernel (brush size) by which to dilate each white pixel in the mask. This increases (or “dilates!”) the size of white pixels, filling in unwanted black gaps.</text:p>
                    </text:list-item>
                  </text:list>
                </text:list-item>
                <text:list-item>
                  <text:p text:style-name="P4">Erode</text:p>
                  <text:list>
                    <text:list-item>
                      <text:p text:style-name="P4">Use the same kernel to erode each white pixel in the mask. If done after dilating, because the black gaps should be entirely filled, it will somewhat undo the unwanted effects of dilating. Because I only dilate once, I do not erode in VisionProcessing.py</text:p>
                    </text:list-item>
                  </text:list>
                </text:list-item>
              </text:list>
            </text:list-item>
            <text:list-item>
              <text:p text:style-name="P4">Filtering</text:p>
              <text:list>
                <text:list-item>
                  <text:p text:style-name="P4"><text:soft-page-break/>Get a list of all contours</text:p>
                  <text:list>
                    <text:list-item>
                      <text:p text:style-name="P4">Contours are outlines around groupings of white pixels.</text:p>
                    </text:list-item>
                  </text:list>
                </text:list-item>
                <text:list-item>
                  <text:p text:style-name="P4">Create an empty array for filtered contours</text:p>
                </text:list-item>
                <text:list-item>
                  <text:p text:style-name="P4">For each contour, if it passes all tests, then add it to filteredContours.</text:p>
                  <text:list>
                    <text:list-item>
                      <text:p text:style-name="P5">I do “not CONFIG[‘test name’]” first so that I can disable the tests in the config, and if it is false, it will not even perform the test (making the script run faster).</text:p>
                    </text:list-item>
                  </text:list>
                </text:list-item>
              </text:list>
            </text:list-item>
            <text:list-item>
              <text:p text:style-name="P5">Determining Targets</text:p>
              <text:list>
                <text:list-item>
                  <text:p text:style-name="P5">Two possibilities: There are at least two targets, or there are not. If there are not, it does not see the target.</text:p>
                </text:list-item>
                <text:list-item>
                  <text:p text:style-name="P5">If it does see at least two targets, go through every combination (not permutation! Then you’d be double counting) of targets and see if they somewhat look like two rectangles angled at 14.5 degrees toward each other and 8 inches apart. Let’s break that apart.</text:p>
                  <text:list>
                    <text:list-item>
                      <text:p text:style-name="P5">Go through every combination – the nested for loops</text:p>
                    </text:list-item>
                    <text:list-item>
                      <text:p text:style-name="P5">Get a “minAreaRect” around the two contours. A minAreaRect is a rectangle rotated so that it takes up, well, the minimum area. For rectangular contours, this reduces the contour to four points and retains the shape.</text:p>
                    </text:list-item>
                    <text:list-item>
                      <text:p text:style-name="P6">Correctly order the points such that they are [topLeft, topRight, bottomRight, bottomLeft]</text:p>
                      <text:list>
                        <text:list-item>
                          <text:p text:style-name="P6">Determine which one is the left target</text:p>
                        </text:list-item>
                        <text:list-item>
                          <text:p text:style-name="P6">Because these rectangles are rotated, each point can be determined by its x or y value.</text:p>
                          <text:list>
                            <text:list-item>
                              <text:p text:style-name="P6">Minimum x is the bottom left corner</text:p>
                            </text:list-item>
                            <text:list-item>
                              <text:p text:style-name="P6">Maximum x is the top right corner</text:p>
                            </text:list-item>
                            <text:list-item>
                              <text:p text:style-name="P6">Minimum y (closest to the top of the frame) is the top left corner</text:p>
                            </text:list-item>
                            <text:list-item>
                              <text:p text:style-name="P6">Maximum y (closest to the bottom of the frame) is the bottom right corner</text:p>
                            </text:list-item>
                          </text:list>
                        </text:list-item>
                        <text:list-item>
                          <text:p text:style-name="P6">Think about it, maybe draw a picture. It makes sense.</text:p>
                        </text:list-item>
                      </text:list>
                    </text:list-item>
                    <text:list-item>
                      <text:p text:style-name="P6">Now, we determine if it matches our description earlier.</text:p>
                      <text:list>
                        <text:list-item>
                          <text:p text:style-name="P6">Grab the four most extreme points (absolute minimums and maximums in the x and y direction).</text:p>
                        </text:list-item>
                        <text:list-item>
                          <text:p text:style-name="P6">These four points (four corners of each of our two rectangles) make up our “source points”. These four points will be mapped to four pixels that we can calibrate for later, which will be our “destination points”.</text:p>
                        </text:list-item>
                        <text:list-item>
                          <text:p text:style-name="P6">The transformations required to map our source points to our destination points can be explained by a matrix, because matrices in linear algebra represent planar transformations. This matrix is called the “homography”.</text:p>
                        </text:list-item>
                        <text:list-item>
                          <text:p text:style-name="P6">Use the homography to map, or “warp”, the other four points to this perspective. </text:p>
                        </text:list-item>
                        <text:list-item>
                          <text:p text:style-name="P6"><text:soft-page-break/>Use the “superStrictTest” (please rename this if you want to, and update the documentation to use that name) to determine if it matches our description.</text:p>
                          <text:list>
                            <text:list-item>
                              <text:p text:style-name="P6">This test sees if the four points are within a certain radius drawn around where the four points <text:span text:style-name="T1">should</text:span><text:span text:style-name="T2"> be if it is actually a target. This radius can be tuned in the config file.</text:span></text:p>
                            </text:list-item>
                          </text:list>
                        </text:list-item>
                        <text:list-item>
                          <text:p text:style-name="P6"><text:span text:style-name="T2">If it matches the description, congratulations! We’ve identified a target!</text:span></text:p>
                        </text:list-item>
                      </text:list>
                    </text:list-item>
                  </text:list>
                </text:list-item>
                <text:list-item>
                  <text:p text:style-name="P6"><text:span text:style-name="T2">There might be multiple targets identified (not because it falsely identifies a target, if this happens, then retune everything… this shouldn’t happen), that means our robot can see multiple targets. In order to select just one target, I get the one whose center x value is closest to the center of the camera.</text:span></text:p>
                </text:list-item>
              </text:list>
            </text:list-item>
          </text:list>
        </text:list-item>
        <text:list-item>
          <text:p text:style-name="P6"><text:span text:style-name="T2">Send data to the roboRIO</text:span></text:p>
        </text:list-item>
        <text:list-item>
          <text:p text:style-name="P6"><text:span text:style-name="T2">Extra keys</text:span></text:p>
          <text:list>
            <text:list-item>
              <text:p text:style-name="P6"><text:span text:style-name="T2">‘q’ quits the program</text:span></text:p>
            </text:list-item>
            <text:list-item>
              <text:p text:style-name="P6"><text:span text:style-name="T2">‘c’ calibrates the camera. </text:span><text:span text:style-name="T3">Only use this if you can only see TWO CONTOURS. Not two targets, but two </text:span><text:span text:style-name="T4">contours</text:span><text:span text:style-name="T6">. This will print out those eight values we used earlier, but if it sees more than two contours, it might use the wrong contours, because it isn’t calibrated to identify the target. That’s why we are calibrating. If it does identify a target, then it will also find the angle offset needed. Copy these values into the configuration file.</text:span></text:p>
            </text:list-item>
          </text:list>
        </text:list-item>
        <text:list-item>
          <text:p text:style-name="P7"><text:span text:style-name="T5">Closing the program</text:span></text:p>
          <text:list>
            <text:list-item>
              <text:p text:style-name="P7"><text:span text:style-name="T5">the last two lines stop using the camera and close all of the windows we created.</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de_20_Explanation" style:display-name="Code Explanation" style:family="paragraph" style:parent-style-name="Standard">
      <style:text-properties style:font-name="Liberation Sans1" fo:font-family="'Liberation Sans'" style:font-style-name="Regular" style:font-family-generic="swiss" style:font-pitch="variable" fo:font-size="13pt" officeooo:rsid="00082d92" style:font-size-asian="10.5pt" style:font-size-complex="12pt"/>
    </style:style>
    <style:style style:name="Code_20_Example" style:display-name="Code Example" style:family="paragraph" style:parent-style-name="Code_20_Explanation">
      <style:text-properties style:font-name="Liberation Mono1" fo:font-family="'Liberation Mono'" style:font-style-name="Regular" style:font-family-generic="modern" style:font-pitch="fixed"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1:16:13.037718037</meta:creation-date>
    <dc:date>2019-03-11T13:05:12.663087017</dc:date>
    <meta:editing-duration>PT2M47S</meta:editing-duration>
    <meta:editing-cycles>1</meta:editing-cycles>
    <meta:document-statistic meta:table-count="0" meta:image-count="0" meta:object-count="0" meta:page-count="3" meta:paragraph-count="67" meta:word-count="931" meta:character-count="5264" meta:non-whitespace-character-count="4441"/>
    <meta:generator>LibreOffice/6.1.1.2$Linux_X86_64 LibreOffice_project/10$Build-2</meta:generator>
  </office:meta>
</office:document-meta>
</file>